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800000328DFEFE1E4E37263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officeooo:rsid="001f8b1b" officeooo:paragraph-rsid="001f8b1b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size="14pt" fo:font-weight="normal" officeooo:rsid="001fc9dc" officeooo:paragraph-rsid="001fc9dc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4pt" fo:font-weight="normal" officeooo:rsid="001fc9dc" officeooo:paragraph-rsid="001fc9dc" style:font-size-asian="14pt" style:font-weight-asian="normal" style:font-size-complex="14pt" style:font-weight-complex="normal"/>
    </style:style>
    <style:style style:name="P4" style:family="paragraph" style:parent-style-name="Heading_20_1" style:list-style-name="">
      <style:paragraph-properties fo:text-align="center" style:justify-single-word="false"/>
      <style:text-properties fo:font-weight="normal" officeooo:rsid="001f8b1b" officeooo:paragraph-rsid="001f8b1b" style:font-weight-asian="normal" style:font-weight-complex="normal"/>
    </style:style>
    <style:style style:name="T1" style:family="text">
      <style:text-properties officeooo:rsid="001fc9dc"/>
    </style:style>
    <style:style style:name="T2" style:family="text">
      <style:text-properties officeooo:rsid="0020b4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ctividad <text:span text:style-name="T1">Odoo-</text:span><text:span text:style-name="T2">Cliente</text:span></text:h>
      <text:p text:style-name="P1"/>
      <text:p text:style-name="P2"><draw:frame draw:style-name="fr1" draw:name="Imagen1" text:anchor-type="char" svg:width="17cm" svg:height="12.91cm" draw:z-index="0"><draw:image xlink:href="Pictures/100000010000042800000328DFEFE1E4E37263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0:31:47.067452850</meta:creation-date>
    <dc:date>2025-11-03T17:13:00.509000000</dc:date>
    <meta:editing-duration>PT49M1S</meta:editing-duration>
    <meta:editing-cycles>8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1" meta:word-count="2" meta:character-count="22" meta:non-whitespace-character-count="21"/>
  </office:meta>
</office:document-meta>
</file>